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text:h>
                    <text:list>
                        <text:list-item>
                            <text:h text:style-name="Heading_20_2" text:outline-level="2">Description</text:h>
                        </text:list-item>
                    </text:list>
                </text:list-item>
            </text:list>

            <text:p text:style-name="Standard">This widget should be used as a child of Tabview widget. See Tabview widget for the more details.</text:p>

            
                <text:list xml:id="list_Tab2" text:continue-numbering="true" text:continue-list="list_Tab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4" text:continue-numbering="true" text:style-name="Outline">
                                                <text:list-item>
                                                    <text:list>
                                                        <text:list-item>
                                                            <text:list>
                                                                <text:list-item>
                                                                    <text:h text:style-name="Heading_20_3" text:outline-level="3">
                                                                        Tab name
                                                                        <text:s text:c="4"/>
                                                                        <text:span text:style-name="T2">EXPRESSION (string)</text:span>
                                                                    </text:h>
                                                                </text:list-item>
                                                            </text:list>
                                                        </text:list-item>
                                                    </text:list>
                                                </text:list-item>
                                            </text:list>
                                            <text:p text:style-name="Standard">The name of the tab.</text:p>,
                                            <text:list xml:id="list_Tab5" text:continue-numbering="true" text:continue-list="list_Tab4" text:style-name="Outline">
                                                <text:list-item>
                                                    <text:list>
                                                        <text:list-item>
                                                            <text:list>
                                                                <text:list-item>
                                                                    <text:h text:style-name="Heading_20_3" text:outline-level="3">
                                                                        Tab name type
                                                                        <text:s text:c="4"/>
                                                                        <text:span text:style-name="T2">Enum</text:span>
                                                                    </text:h>
                                                                </text:list-item>
                                                            </text:list>
                                                        </text:list-item>
                                                    </text:list>
                                                </text:list-item>
                                            </text:list>
                                            <text:p text:style-name="Standard">Here we can choose whether the <text:span text:style-name="backtick">Name</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6" text:continue-numbering="true" text:continue-list="list_Tab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7" text:continue-numbering="true" text:continue-list="list_Tab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8" text:continue-numbering="true" text:continue-list="list_Tab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10" text:continue-numbering="true" text:continue-list="list_Tab8"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Tab11" text:continue-numbering="true" text:continue-list="list_Tab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12" text:continue-numbering="true" text:continue-list="list_Tab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14" text:continue-numbering="true" text:continue-list="list_Tab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15" text:continue-numbering="true" text:continue-list="list_Tab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17" text:continue-numbering="true" text:continue-list="list_Tab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18" text:continue-numbering="true" text:continue-list="list_Tab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20" text:continue-numbering="true" text:continue-list="list_Tab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21" text:continue-numbering="true" text:continue-list="list_Tab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ab23" text:continue-numbering="true" text:continue-list="list_Tab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ab24" text:continue-numbering="true" text:continue-list="list_Tab2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25" text:continue-numbering="true" text:continue-list="list_Tab2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26" text:continue-numbering="true" text:continue-list="list_Tab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27" text:continue-numbering="true" text:continue-list="list_Tab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28" text:continue-numbering="true" text:continue-list="list_Tab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29" text:continue-numbering="true" text:continue-list="list_Tab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30" text:continue-numbering="true" text:continue-list="list_Tab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31" text:continue-numbering="true" text:continue-list="list_Tab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32" text:continue-numbering="true" text:continue-list="list_Tab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33" text:continue-numbering="true" text:continue-list="list_Tab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34" text:continue-numbering="true" text:continue-list="list_Tab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35" text:continue-numbering="true" text:continue-list="list_Tab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36" text:continue-numbering="true" text:continue-list="list_Tab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37" text:continue-numbering="true" text:continue-list="list_Tab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38" text:continue-numbering="true" text:continue-list="list_Tab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39" text:continue-numbering="true" text:continue-list="list_Tab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40" text:continue-numbering="true" text:continue-list="list_Tab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41" text:continue-numbering="true" text:continue-list="list_Tab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42" text:continue-numbering="true" text:continue-list="list_Tab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43" text:continue-numbering="true" text:continue-list="list_Tab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44" text:continue-numbering="true" text:continue-list="list_Tab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45" text:continue-numbering="true" text:continue-list="list_Tab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46" text:continue-numbering="true" text:continue-list="list_Tab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47" text:continue-numbering="true" text:continue-list="list_Tab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48" text:continue-numbering="true" text:continue-list="list_Tab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49" text:continue-numbering="true" text:continue-list="list_Tab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50" text:continue-numbering="true" text:continue-list="list_Tab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52" text:continue-numbering="true" text:continue-list="list_Tab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54" text:continue-numbering="true" text:continue-list="list_Tab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56" text:continue-numbering="true" text:continue-list="list_Tab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58" text:continue-numbering="true" text:continue-list="list_Tab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59" text:continue-numbering="true" text:continue-list="list_Tab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60" text:continue-numbering="true" text:continue-list="list_Tab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61" text:continue-numbering="true" text:continue-list="list_Tab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62" text:continue-numbering="true" text:continue-list="list_Tab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63" text:continue-numbering="true" text:continue-list="list_Tab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64" text:continue-numbering="true" text:continue-list="list_Tab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Tab65" text:continue-numbering="true" text:continue-list="list_Tab64"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66" text:continue-numbering="true" text:continue-list="list_Tab6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6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68" text:continue-numbering="true" text:continue-list="list_Tab6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69" text:continue-numbering="true" text:continue-list="list_Tab6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70" text:continue-numbering="true" text:continue-list="list_Tab6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3" text:continue-numbering="true" text:continue-list="list_Tab2" text:style-name="Outline">
                        <text:list-item>
                            <text:list>
                                <text:list-item>
                                    <text:h text:style-name="Heading_20_2" text:outline-level="2">Examples</text:h>
                                </text:list-item>
                            </text:list>
                        </text:list-item>
                    </text:list>
                    <text:p text:style-name="Standard"/>
                    
                    <text:list xml:id="list_Tab71"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